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top="0cm" fo:margin-bottom="0.499cm"/>
    </style:style>
    <style:style style:name="P20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5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4" style:family="paragraph" style:parent-style-name="Standard" style:list-style-name="L8">
      <style:text-properties fo:language="en" fo:country="US" style:text-underline-style="none"/>
    </style:style>
    <style:style style:name="P255" style:family="paragraph" style:parent-style-name="Standard" style:list-style-name="L10"/>
    <style:style style:name="P256" style:family="paragraph" style:parent-style-name="Standard" style:list-style-name="L38">
      <style:text-properties fo:font-size="12pt" style:font-size-asian="12pt" style:font-size-complex="12pt"/>
    </style:style>
    <style:style style:name="P257" style:family="paragraph" style:parent-style-name="Standard" style:list-style-name="L66">
      <style:text-properties fo:font-size="12pt" style:font-size-asian="12pt" style:font-size-complex="12pt"/>
    </style:style>
    <style:style style:name="P258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59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1" style:family="paragraph" style:parent-style-name="Standard" style:list-style-name="L51"/>
    <style:style style:name="P26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3" style:family="paragraph" style:parent-style-name="Standard" style:list-style-name="L54"/>
    <style:style style:name="P264" style:family="paragraph" style:parent-style-name="Standard" style:list-style-name="L58"/>
    <style:style style:name="P265" style:family="paragraph" style:parent-style-name="Standard" style:list-style-name="L60"/>
    <style:style style:name="P266" style:family="paragraph" style:parent-style-name="Standard" style:list-style-name="L61"/>
    <style:style style:name="P267" style:family="paragraph" style:parent-style-name="Standard" style:list-style-name="L62"/>
    <style:style style:name="P268" style:family="paragraph" style:parent-style-name="Standard" style:list-style-name="L62">
      <style:text-properties fo:font-weight="normal" style:font-weight-asian="normal" style:font-weight-complex="normal"/>
    </style:style>
    <style:style style:name="P26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3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3" style:family="paragraph" style:parent-style-name="Table_20_Contents" style:list-style-name="L36">
      <style:paragraph-properties fo:text-align="justify" style:justify-single-word="false"/>
    </style:style>
    <style:style style:name="P29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5" style:family="paragraph" style:parent-style-name="Table_20_Contents" style:list-style-name="L57"/>
    <style:style style:name="P29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Liberation Sans" style:text-underline-style="none"/>
    </style:style>
    <style:style style:name="T21" style:family="text">
      <style:text-properties style:font-name="Liberation Sans" style:text-underline-style="none" fo:background-color="#f9f9f9"/>
    </style:style>
    <style:style style:name="T22" style:family="text">
      <style:text-properties style:font-name="Liberation Sans" style:text-underline-style="none" fo:font-weight="normal" style:font-weight-asian="normal" style:font-weight-complex="normal"/>
    </style:style>
    <style:style style:name="T23" style:family="text">
      <style:text-properties style:font-name="Liberation Sans" fo:language="en" fo:country="US"/>
    </style:style>
    <style:style style:name="T24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fo:background-color="#ffff00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30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1" style:family="text">
      <style:text-properties style:font-name="Liberation Sans" fo:language="ru" fo:country="RU" fo:font-weight="normal" style:font-weight-asian="normal" style:font-weight-complex="normal"/>
    </style:style>
    <style:style style:name="T32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3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37" style:family="text">
      <style:text-properties style:font-name="Liberation Sans" fo:language="ru" fo:country="RU" style:text-underline-style="none" fo:font-weight="normal" fo:background-color="#ffff00" style:font-weight-asian="normal" style:font-weight-complex="normal"/>
    </style:style>
    <style:style style:name="T38" style:family="text">
      <style:text-properties style:font-name="Liberation Sans" fo:font-weight="normal" style:font-weight-asian="normal" style:font-weight-complex="normal"/>
    </style:style>
    <style:style style:name="T39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4" style:family="text">
      <style:text-properties fo:font-variant="normal" fo:text-transform="none" fo:color="#000000" fo:letter-spacing="normal" fo:font-style="normal" fo:font-weight="normal"/>
    </style:style>
    <style:style style:name="T45" style:family="text">
      <style:text-properties fo:font-variant="normal" fo:text-transform="none" fo:color="#000000" fo:letter-spacing="normal" fo:font-style="normal" fo:font-weight="normal" fo:background-color="#ffff00"/>
    </style:style>
    <style:style style:name="T4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9" style:family="text">
      <style:text-properties fo:font-style="italic" fo:background-color="#ffff00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background-color="#ffff00"/>
    </style:style>
    <style:style style:name="T52" style:family="text">
      <style:text-properties fo:color="#ff0000"/>
    </style:style>
    <style:style style:name="T53" style:family="text">
      <style:text-properties fo:color="#ff0000" fo:background-color="transparent"/>
    </style:style>
    <style:style style:name="T54" style:family="text">
      <style:text-properties fo:color="#00ff00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7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9" style:family="text">
      <style:text-properties style:font-name-asian="Liberation Sans1" style:font-name-complex="Liberation Sans1"/>
    </style:style>
    <style:style style:name="T60" style:family="text">
      <style:text-properties fo:background-color="transparent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style="normal" style:text-underline-style="none" style:font-style-asian="normal" style:font-style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none"/>
    </style:style>
    <style:style style:name="T65" style:family="text">
      <style:text-properties style:font-name="Liberation Sans2"/>
    </style:style>
    <style:style style:name="T66" style:family="text">
      <style:text-properties style:font-name="Liberation Sans1" style:font-name-asian="Liberation Sans1" style:font-name-complex="Liberation Sans1"/>
    </style:style>
    <style:style style:name="T67" style:family="text">
      <style:text-properties fo:color="#ff00ff"/>
    </style:style>
    <style:style style:name="T68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367280181" text:style-name="L1">
        <text:list-item>
          <text:p text:style-name="P204">установить Ruby для Windows, запускать через виндозный cmd</text:p>
          <text:p text:style-name="P204">&gt;&gt;&gt; показать Start/Run/cmd</text:p>
        </text:list-item>
        <text:list-item>
          <text:p text:style-name="P204">установить cygwin и получить линукс под виндой</text:p>
        </text:list-item>
        <text:list-item>
          <text:p text:style-name="P20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062874309" text:style-name="L2">
        <text:list-item>
          <text:p text:style-name="P205">установка</text:p>
        </text:list-item>
        <text:list-item>
          <text:p text:style-name="P205">удаление</text:p>
        </text:list-item>
        <text:list-item>
          <text:p text:style-name="P205">обновление</text:p>
        </text:list-item>
        <text:list-item>
          <text:p text:style-name="P20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490684769" text:style-name="L3">
        <text:list-item>
          <text:p text:style-name="P206">имеющий подсветку синтаксиса для данного языка</text:p>
        </text:list-item>
        <text:list-item>
          <text:p text:style-name="P206">позволяющий задавать <text:span text:style-name="T1">формат конца строки</text:span>.</text:p>
        </text:list-item>
      </text:list>
      <text:p text:style-name="P8"/>
      <text:list xml:id="list762315887" text:style-name="L4">
        <text:list-item>
          <text:p text:style-name="P207">emacs (swiss army knife)</text:p>
        </text:list-item>
        <text:list-item>
          <text:p text:style-name="P207">sublime text (есть подсказки по языковым конструкциям!)</text:p>
        </text:list-item>
        <text:list-item>
          <text:p text:style-name="P207">Edit Plus</text:p>
        </text:list-item>
        <text:list-item>
          <text:p text:style-name="P20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9">Демонстрация \r</text:p>
      <text:p text:style-name="P8"/>
      <text:p text:style-name="P143"><text:soft-page-break/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221613013" text:style-name="L5">
        <text:list-header>
          <text:p text:style-name="P269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612362890" text:style-name="L6">
        <text:list-header>
          <text:p text:style-name="P270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><text:soft-page-break/></text:p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557428366" text:style-name="L7">
        <text:list-item>
          <text:p text:style-name="P233">консольные утилиты </text:p>
        </text:list-item>
      </text:list>
      <text:list xml:id="list1566284298" text:style-name="L8">
        <text:list-item>
          <text:p text:style-name="P254"><text:span text:style-name="T40">gui (tk) –</text:span><text:span text:style-name="T40"> Oh, no!</text:span></text:p>
        </text:list-item>
        <text:list-item>
          <text:p text:style-name="P23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/>
      <text:p text:style-name="P95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40">irb – интерактивный руби </text:span><text:span text:style-name="T40">(REPL - read, evaluate, print, loop)</text:span></text:p>
      <text:p text:style-name="P28"/>
      <text:p text:style-name="P43"><text:span text:style-name="T40">&gt;&gt;&gt; Демонстрация, </text:span><text:span text:style-name="T40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40">Полезные </text:span><text:span text:style-name="T40">утилиты – ri</text:span></text:p>
      <text:p text:style-name="P36"/>
      <text:p text:style-name="P43"><text:span text:style-name="T40">ri – (ruby informat</text:span><text:span text:style-name="T40">i</text:span><text:span text:style-name="T40">on) – </text:span><text:span text:style-name="T40">справочная </text:span><text:span text:style-name="T40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40">&gt;&gt;&gt; Объяснить, что они видят в следующем задании. </text:span><text:span text:style-name="T40">один и тот же метод определен в разных классах.</text:span></text:p>
      <text:p text:style-name="P10">&gt;&gt;&gt; <text:span text:style-name="T44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4">Имена </text:span><text:span text:style-name="T44">переменных и констант состоят из:</text:span></text:p>
      <text:list xml:id="list96970066" text:style-name="L9">
        <text:list-item>
          <text:p text:style-name="P235">буквы</text:p>
        </text:list-item>
        <text:list-item>
          <text:p text:style-name="P235">цифры (не может быть первой)</text:p>
        </text:list-item>
        <text:list-item>
          <text:p text:style-name="P23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44"><text:tab/></text:span><text:span text:style-name="T46">S</text:span><text:span text:style-name="T44">tring, Array</text:span><text:span text:style-name="T45">, Hash</text:span></text:p>
      <text:p text:style-name="P25"><text:tab/>Enumerable, Comparable</text:p>
      <text:p text:style-name="P2"><text:span text:style-name="T44"><text:tab/></text:span><text:span text:style-name="T46">M</text:span><text:span text:style-name="T44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651796363" text:style-name="L10">
        <text:list-item>
          <text:p text:style-name="P236">что такое irb и ri?</text:p>
        </text:list-item>
        <text:list-item>
          <text:p text:style-name="P236">в hello.upcase, как называется часть upcase (ответ: метод)</text:p>
        </text:list-item>
        <text:list-item>
          <text:p text:style-name="P236">какая разница между # и . перед названием метода при обращении в ri: например String#upcase и String.new</text:p>
        </text:list-item>
        <text:list-item>
          <text:p text:style-name="P236">Чем отличаются переменные от констант</text:p>
        </text:list-item>
        <text:list-item>
          <text:p text:style-name="P236">Как именуются переменные, каким регулярным выражением вы бы это описали. Ответ: [_a-z][A-Za-z_0-9]</text:p>
        </text:list-item>
        <text:list-item>
          <text:p text:style-name="P255"><text:span text:style-name="T42">Как именуются константы, опишите это регулярным выражением. </text:span><text:span text:style-name="T42">Ответ:</text:span><text:span text:style-name="T42"> [A-Z][A-Za-z_0-9]</text:span></text:p>
        </text:list-item>
        <text:list-item>
          <text:p text:style-name="P255"><text:span text:style-name="T42">Назовите константы, испол</text:span><text:span text:style-name="T42">ь</text:span><text:span text:style-name="T42">зу</text:span><text:span text:style-name="T42">я</text:span><text:span text:style-name="T42"> кот</text:span><text:span text:style-name="T42">о</text:span><text:span text:style-name="T42">рые можно вывести данные в пото</text:span><text:span text:style-name="T42">к</text:span><text:span text:style-name="T42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542867971" text:style-name="L11">
        <text:list-item>
          <text:p text:style-name="P237">допустимые значения и свойства</text:p>
        </text:list-item>
        <text:list-item>
          <text:p text:style-name="P23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508554232" text:style-name="L12">
        <text:list-item>
          <text:p text:style-name="P238">численные: Integer, Float, Fixnum (&lt;Integer), Bignum (&lt;Integer), Numeric</text:p>
        </text:list-item>
        <text:list-item>
          <text:p text:style-name="P238">строковые String</text:p>
        </text:list-item>
        <text:list-item>
          <text:p text:style-name="P238">логические (булевские = boolean): FalseClass, TrueClass</text:p>
        </text:list-item>
        <text:list-item>
          <text:p text:style-name="P243">File, IO, Symbol</text:p>
        </text:list-item>
        <text:list-item>
          <text:p text:style-name="P243">Array</text:p>
        </text:list-item>
        <text:list-item>
          <text:p text:style-name="P24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356463782" text:style-name="L13">
        <text:list-item>
          <text:p text:style-name="P239">Dictionary, PartOfSpeechDictionary</text:p>
        </text:list-item>
        <text:list-item>
          <text:p text:style-name="P239">Sentence</text:p>
        </text:list-item>
        <text:list-item>
          <text:p text:style-name="P239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519226560" text:style-name="L14">
        <text:list-item>
          <text:p text:style-name="P240">динамическая типизация (shell, awk, ruby, python,...) /dynamically typed language/</text:p>
        </text:list-item>
        <text:list-item>
          <text:p text:style-name="P240">статическая типизация (С, Java)</text:p>
        </text:list-item>
      </text:list>
      <text:p text:style-name="P25"/>
      <text:p text:style-name="P25">При статической типизации</text:p>
      <text:list xml:id="list1069541296" text:style-name="L15">
        <text:list-item>
          <text:p text:style-name="P241">тип переменной задается сразу</text:p>
          <text:p text:style-name="P278">пример в C: int a = 20</text:p>
        </text:list-item>
        <text:list-item>
          <text:p text:style-name="P241">тип переменной нельзя изменить в процессе работы</text:p>
        </text:list-item>
      </text:list>
      <text:p text:style-name="P151">пример: a = “now this is a string” </text:p>
      <text:list xml:id="list634535056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2102131059" text:style-name="L16">
        <text:list-item>
          <text:list>
            <text:list-item>
              <text:p text:style-name="P24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<text:soft-page-break/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51">expression-that-is-</text:span><text:span text:style-name="T49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><text:soft-page-break/></text:p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3">us</text:span><text:span text:style-name="T53">e</text:span><text:span text:style-name="T53">r</text:span>/bin/ruby</text:p>
      <text:p text:style-name="P2"/>
      <text:p text:style-name="P2">while line = gets</text:p>
      <text:p text:style-name="P2"><text:s text:c="4"/><text:span text:style-name="T51">line = </text:span><text:span text:style-name="T51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3">elseif</text:span> line &lt; 0 <text:s/><text:span text:style-name="T52"># line is a string</text:span></text:p>
      <text:p text:style-name="P2"><text:s text:c="7"/>puts line + “ is a negative number”</text:p>
      <text:p text:style-name="P2"><text:s text:c="4"/><text:span text:style-name="T52">elseif</text:span> line == “0”</text:p>
      <text:p text:style-name="P2"><text:s text:c="7"/>puts line + “ is zero”</text:p>
      <text:p text:style-name="P2"><text:s text:c="4"/><text:span text:style-name="T52">elseif</text:span> # should be else</text:p>
      <text:p text:style-name="P2"><text:s text:c="7"/>puts “#{line} is a negative number”</text:p>
      <text:p text:style-name="P2"><text:s text:c="4"/># <text:span text:style-name="T52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2161960236" text:style-name="L17">
        <text:list-item>
          <text:p text:style-name="P244">На что влияет тип данных?</text:p>
        </text:list-item>
        <text:list-item>
          <text:p text:style-name="P244">Как Руби знает, к какому типу относится тот или иной программный объект?</text:p>
        </text:list-item>
      </text:list>
      <text:list xml:id="list1141188964" text:style-name="L18">
        <text:list-item>
          <text:p text:style-name="P279">В двойных/одинарных кавычках это … ? – String</text:p>
        </text:list-item>
        <text:list-item>
          <text:p text:style-name="P279">В квадратных скобках это … ? – Array</text:p>
        </text:list-item>
        <text:list-item>
          <text:p text:style-name="P279">В фигурный скобках это ... ? -- Hash</text:p>
        </text:list-item>
        <text:list-item>
          <text:p text:style-name="P279">Как задать диапазон? – .. или ...</text:p>
        </text:list-item>
      </text:list>
      <text:list xml:id="list123776548" text:continue-list="list2161960236" text:style-name="L17">
        <text:list-item>
          <text:p text:style-name="P244">Можно ли изменить тип переменной в программе?</text:p>
        </text:list-item>
        <text:list-item>
          <text:p text:style-name="P244">Назовите некоторые методы, которые преобразуют объект к другому типу? – (to_s, to_i, to_f, to_a)</text:p>
        </text:list-item>
        <text:list-item>
          <text:p text:style-name="P24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4">Что такое интерполяция и где ее использовать?</text:p>
        </text:list-item>
        <text:list-item>
          <text:p text:style-name="P244">Почему оператор условия if называется оператором ветвления?</text:p>
        </text:list-item>
        <text:list-item>
          <text:p text:style-name="P244">Сколько веток и какие могут быть в if?</text:p>
        </text:list-item>
        <text:list-item>
          <text:p text:style-name="P244">Имеет ли значение порядок ветвей в if?</text:p>
        </text:list-item>
        <text:list-item>
          <text:p text:style-name="P244">Назовите операторы сравнения: </text:p>
        </text:list-item>
      </text:list>
      <text:list xml:id="list786146170" text:style-name="L19">
        <text:list-item>
          <text:p text:style-name="P280">ответ: &lt; &gt; == !=</text:p>
        </text:list-item>
      </text:list>
      <text:list xml:id="list1968067126" text:continue-list="list123776548" text:style-name="L17">
        <text:list-item>
          <text:p text:style-name="P24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4">Почему то, что возвращает оператор =~ , можно использовать в условии?</text:p>
        </text:list-item>
        <text:list-item>
          <text:p text:style-name="P244">Что у руби является true и что false?</text:p>
        </text:list-item>
        <text:list-item>
          <text:p text:style-name="P244">Зачем нужны циклы?</text:p>
        </text:list-item>
        <text:list-item>
          <text:p text:style-name="P244">При каком условии выполняется тело цикла while? Сколько раз он выполняется?</text:p>
        </text:list-item>
        <text:list-item>
          <text:p text:style-name="P244">Когда заканчивается цикл while?</text:p>
        </text:list-item>
        <text:list-item>
          <text:p text:style-name="P24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4">NP</text:span>)</text:p>
          </table:table-cell>
          <table:table-cell table:style-name="Table3.C2" office:value-type="string">
            <text:p text:style-name="P154">False (<text:span text:style-name="T54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2">NP</text:span>)</text:p>
          </table:table-cell>
          <table:table-cell table:style-name="Table3.C2" office:value-type="string">
            <text:p text:style-name="P153">tp: <text:span text:style-name="T52">NP</text:span> = <text:span text:style-name="T54">NP</text:span></text:p>
          </table:table-cell>
          <table:table-cell table:style-name="Table3.C2" office:value-type="string">
            <text:p text:style-name="P153">fp: <text:span text:style-name="T52">NP</text:span> != <text:span text:style-name="T54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2">non-NP</text:span>)</text:p>
          </table:table-cell>
          <table:table-cell table:style-name="Table3.C2" office:value-type="string">
            <text:p text:style-name="P153">fn: <text:span text:style-name="T52">non-NP </text:span><text:span text:style-name="T55">!= </text:span><text:span text:style-name="T54">NP</text:span></text:p>
          </table:table-cell>
          <table:table-cell table:style-name="Table3.C2" office:value-type="string">
            <text:p text:style-name="P153"><text:span text:style-name="T55">tn: </text:span><text:span text:style-name="T52">non-NP</text:span> = <text:span text:style-name="T54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282682174" text:style-name="L20">
        <text:list-item>
          <text:p text:style-name="P245">lesson.06.tar.bz2</text:p>
        </text:list-item>
        <text:list-item>
          <text:p text:style-name="P245"/>
        </text:list-item>
        <text:list-item>
          <text:p text:style-name="P24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159092263" text:style-name="L21">
        <text:list-item>
          <text:p text:style-name="P251">lesson.07.tar.bz2</text:p>
        </text:list-item>
        <text:list-item>
          <text:p text:style-name="P253">dictester.all.tar.bz2 (дапм всего DicTester --all)</text:p>
        </text:list-item>
        <text:list-item>
          <text:p text:style-name="P25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195675039" text:style-name="L22">
        <text:list-item>
          <text:p text:style-name="P246">правильное VBD заканчиватся на ED: confuse -&gt; confused</text:p>
        </text:list-item>
        <text:list-item>
          <text:p text:style-name="P24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1577175135" text:style-name="L23">
        <text:list-item>
          <text:p text:style-name="P24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0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ext:soft-page-break/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<text:soft-page-break/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50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<text:soft-page-break/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9">Вопрос: </text:span><text:span text:style-name="T59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9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831821605" text:style-name="L24">
        <text:list-item>
          <text:p text:style-name="P248">lesson.08.tar.bz2</text:p>
        </text:list-item>
        <text:list-item>
          <text:p text:style-name="P24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550832515" text:style-name="L25">
        <text:list-item>
          <text:p text:style-name="P252">Что есть массив и в чем его отличие от просто переменной?</text:p>
        </text:list-item>
        <text:list-item>
          <text:p text:style-name="P252">Как объявить массив? Зачем объявлять массив?</text:p>
        </text:list-item>
        <text:list-item>
          <text:p text:style-name="P252">Как создать массив? Как создать массив строк?</text:p>
        </text:list-item>
        <text:list-item>
          <text:p text:style-name="P25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2">Как получить содержимое какой-то ячейки массива? И как положить значение в ячейку?</text:p>
        </text:list-item>
        <text:list-item>
          <text:p text:style-name="P252">Можно ли получать или назначать значения сразу нескольким элементам массива?</text:p>
        </text:list-item>
        <text:list-item>
          <text:p text:style-name="P25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561955292" text:style-name="L26">
        <text:list-item>
          <text:p text:style-name="P249">lesson.09.tar.bz2</text:p>
        </text:list-item>
        <text:list-item>
          <text:p text:style-name="P249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217485140" text:style-name="L27">
        <text:list-item>
          <text:p text:style-name="P250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 text:c="2"/>puts i</text:p>
      <text:p text:style-name="P55">end</text:p>
      <text:p text:style-name="P55"><text:soft-page-break/></text:p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5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/>
      <text:p text:style-name="P51">&gt;&gt;&gt; Вопрос, что такое оператор | </text:p>
      <text:p text:style-name="P51">&gt;&gt;&gt; ri 'Array#|'</text:p>
      <text:p text:style-name="P51"/>
      <text:p text:style-name="P51"><text:soft-page-break/>Домашнее задание: почитать ri Array</text:p>
      <text:p text:style-name="P73"/>
      <text:p text:style-name="P67">Получение нескольких <text:span text:style-name="T60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663770855" text:style-name="L28">
        <text:list-item>
          <text:p text:style-name="P208">метод Kernel#load</text:p>
        </text:list-item>
        <text:list-item>
          <text:p text:style-name="P208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soft-page-break/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50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/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soft-page-break/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51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><text:soft-page-break/></text:p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171092272" text:style-name="L29">
        <text:list-item>
          <text:p text:style-name="P285">lesson.10.tar.bz2</text:p>
        </text:list-item>
      </text:list>
      <text:p text:style-name="P157"/>
      <text:p text:style-name="P160">Вопросы</text:p>
      <text:p text:style-name="P160"/>
      <text:list xml:id="list462639543" text:style-name="L30">
        <text:list-item>
          <text:p text:style-name="P288">Сколько времени ушло на ДЗ на этой неделе?</text:p>
        </text:list-item>
        <text:list-item>
          <text:p text:style-name="P288">Просмотрели ли презентацию до конца и есть ли вопросы? Что стоит рассмотреть сейчас?</text:p>
        </text:list-item>
        <text:list-item>
          <text:p text:style-name="P288">Что общего в методах, имена которых оканчиваются на знак вопроса?</text:p>
        </text:list-item>
        <text:list-item>
          <text:p text:style-name="P288">О чем говорит знак ! в имени метода?</text:p>
        </text:list-item>
        <text:list-item>
          <text:p text:style-name="P288">Все ли методы, оканчивающиеся на ! изменяют объект, к которому применяются?</text:p>
        </text:list-item>
        <text:list-item>
          <text:p text:style-name="P288">Назовите какие-нибудь методы объектов класса Array? И что они делают?</text:p>
        </text:list-item>
        <text:list-item>
          <text:p text:style-name="P288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388161988" text:style-name="L31">
        <text:list-item>
          <text:p text:style-name="P289">lengths.with_cp1252 - <text:s/>длины вычислены неправильно</text:p>
        </text:list-item>
        <text:list-item>
          <text:p text:style-name="P28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361436901" text:style-name="L32">
        <text:list-item>
          <text:p text:style-name="P291">Как определить каждое 10е предложение в тексте?</text:p>
        </text:list-item>
        <text:list-item>
          <text:p text:style-name="P291">Нужно ли накапливать предложения?</text:p>
        </text:list-item>
      </text:list>
      <text:p text:style-name="P163"/>
      <text:p text:style-name="P163">Что если использовать остаток от деления? Будет ли тот же результат?</text:p>
      <text:p text:style-name="P163"/>
      <text:p text:style-name="P163"><text:soft-page-break/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348578301" text:style-name="L33">
        <text:list-item>
          <text:p text:style-name="P286">глобальная переменная @nth</text:p>
        </text:list-item>
        <text:list-item>
          <text:p text:style-name="P286">внешняя библиотека optparse</text:p>
        </text:list-item>
        <text:list-item>
          <text:p text:style-name="P286">опция --help</text:p>
        </text:list-item>
        <text:list-item>
          <text:p text:style-name="P286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0"/>
      <text:list xml:id="list1849394853" text:style-name="L34">
        <text:list-item>
          <text:p text:style-name="P282">map <text:s text:c="5"/><text:span text:style-name="T62">map!</text:span></text:p>
        </text:list-item>
        <text:list-item>
          <text:p text:style-name="P282">collect <text:s text:c="2"/><text:span text:style-name="T62">collect!</text:span></text:p>
        </text:list-item>
      </text:list>
      <text:p text:style-name="P19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0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<text:soft-page-break/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1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7"/>
      <text:p text:style-name="P189"/>
      <text:p text:style-name="P192">Задания на Array#map</text:p>
      <text:p text:style-name="P192"/>
      <text:p text:style-name="P19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93"/>
      <text:p text:style-name="P194"><text:tab/>не используя String#gsub на всем предложении</text:p>
      <text:p text:style-name="P189"><text:tab/>можно использовать String#match, Array#index, Array#split, String#gsub</text:p>
      <text:p text:style-name="P189"/>
      <text:p text:style-name="P189"><text:tab/>Что есть в тексте есть фразы as_ well_RB ?</text:p>
      <text:p text:style-name="P189"/>
      <text:p text:style-name="P189">ответ: lesson.10/untag.rb</text:p>
      <text:p text:style-name="P189"/>
      <text:p text:style-name="P189"><text:span text:style-name="T60">Домашнее</text:span><text:span text:style-name="T51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140732479" text:continue-list="list1171092272" text:style-name="L29">
        <text:list-item>
          <text:p text:style-name="P285">lesson.11.tar.bz2</text:p>
        </text:list-item>
      </text:list>
      <text:p text:style-name="P157"/>
      <text:p text:style-name="P160">Вопросы</text:p>
      <text:p text:style-name="P160"/>
      <text:list xml:id="list1094300884" text:style-name="L35">
        <text:list-item>
          <text:p text:style-name="P290">Сколько времени ушло на ДЗ на этой неделе?</text:p>
        </text:list-item>
        <text:list-item>
          <text:p text:style-name="P290">Для чего предназначен Array#map?</text:p>
        </text:list-item>
        <text:list-item>
          <text:p text:style-name="P290">Есть ли парный опасный метод Array#map! ?</text:p>
        </text:list-item>
        <text:list-item>
          <text:p text:style-name="P290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условию.</text:p>
      <text:p text:style-name="P170"/>
      <text:p text:style-name="P170"><text:soft-page-break/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String#rindex</text:p>
      <text:p text:style-name="P170"/>
      <text:p text:style-name="P170">Закончите код</text:p>
      <text:p text:style-name="P170"/>
      <text:p text:style-name="P170"><text:soft-page-break/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4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5"><text:span text:style-name="T60">Даны среднемесячные температуры в г. Надыме. Как</text:span> <text:span text:style-name="T60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60"><text:s/>temperatures</text:span><text:span text:style-name="T60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чем Array#find отличается от Array#select?</text:p>
      <text:p text:style-name="P170">Что вернет следующий код?</text:p>
      <text:p text:style-name="P170"/>
      <text:p text:style-name="P172"><text:span text:style-name="T60"><text:s/></text:span><text:span text:style-name="T60">temp</text:span><text:span text:style-name="T60">eratures</text:span><text:span text:style-name="T60">.select {|temp| temp &gt; 0} </text:span></text:p>
      <text:p text:style-name="P171"><text:s/>#=&gt; [1.2, 10.6, 16.0, 12.1, 4.9]</text:p>
      <text:p text:style-name="P172"><text:span text:style-name="T60">то есть, </text:span><text:span text:style-name="T2">массив</text:span><text:span text:style-name="T60"> всех подходящих значений</text:span></text:p>
      <text:p text:style-name="P171"><text:soft-page-break/></text:p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soft-page-break/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/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><text:soft-page-break/></text:p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764050704" text:continue-list="list1140732479" text:style-name="L29">
        <text:list-item>
          <text:p text:style-name="P285">lesson.12.tar.bz2</text:p>
        </text:list-item>
      </text:list>
      <text:p text:style-name="P157"/>
      <text:p text:style-name="P161">Вопросы</text:p>
      <text:list xml:id="list540739410" text:style-name="L36">
        <text:list-header>
          <text:p text:style-name="P292"/>
        </text:list-header>
        <text:list-item>
          <text:p text:style-name="P29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7">Метод sort оперирует двумя аргументами (они в |a,b|). Что это за аргументы?</text:p>
        </text:list-item>
        <text:list-item>
          <text:p text:style-name="P28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7">Как Array#sort отсортирует массив массивов?</text:p>
        </text:list-item>
        <text:list-item>
          <text:p text:style-name="P287">Чем отличается Array#sort_by от Array#sort ?</text:p>
        </text:list-item>
        <text:list-item>
          <text:p text:style-name="P287">Чем отличаются методы Array#all? и Array#any?</text:p>
        </text:list-item>
        <text:list-item>
          <text:p text:style-name="P294"><text:span text:style-name="T23">Какими способами можно установить, что некоторый элемент присутс</text:span><text:span text:style-name="T23">т</text:span><text:span text:style-name="T23">вует в массиве? – <text:s/>(include?/member? → boolean, Array#index/</text:span><text:span text:style-name="T23">#rindex</text:span><text:span text:style-name="T23"> → position, find → сам элемент)</text:span></text:p>
        </text:list-item>
        <text:list-item>
          <text:p text:style-name="P294"><text:span text:style-name="T23">Какие из этих методом принимают блок и зачем? </text:span><text:span text:style-name="T23">- index/rindex/find. чтобы задавать более сложное условие, а не буквальное равенство.</text:span></text:p>
        </text:list-item>
        <text:list-item>
          <text:p text:style-name="P294"><text:span text:style-name="T23">Правда ли, что метод index есть только у массивов? - нет, он есть и у String (см. </text:span><text:span text:style-name="T23">ri index</text:span><text:span text:style-name="T23">)</text:span></text:p>
        </text:list-item>
        <text:list-item>
          <text:p text:style-name="P287">Почему Array#index/rindex/find можно использовать в условиях? - они возвращают nil, если ничего не найдено</text:p>
        </text:list-item>
        <text:list-item>
          <text:p text:style-name="P294"><text:span text:style-name="T23">Чем отличается Array#find от Array#select</text:span><text:span text:style-name="T23">?</text:span></text:p>
        </text:list-item>
        <text:list-item>
          <text:p text:style-name="P28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284822192" text:style-name="L37">
        <text:list-item>
          <text:p text:style-name="P209">возможность абстрагироваться от деталей реализации</text:p>
        </text:list-item>
        <text:list-item>
          <text:p text:style-name="P209">более читабельный и более легко управляемый код</text:p>
        </text:list-item>
        <text:list-item>
          <text:p text:style-name="P209">возможность повторного использования (code reuse)</text:p>
          <text:p text:style-name="P209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/>
      <text:p text:style-name="P52">Использование (вызов) метода:</text:p>
      <text:p text:style-name="P52"><text:soft-page-break/></text:p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ответ: methods/max_of_three.3.rb</text:p>
      <text:p text:style-name="P56"/>
      <text:p text:style-name="P67">Передача объектов в метод</text:p>
      <text:p text:style-name="P52"/>
      <text:p text:style-name="P52"><text:soft-page-break/>Объекты, передаваемые в метод через аргументы, передаются</text:p>
      <text:list xml:id="list1622277346" text:style-name="L38">
        <text:list-item>
          <text:p text:style-name="P256"><text:span text:style-name="T20">по </text:span><text:span text:style-name="T20">значению (по </text:span><text:span text:style-name="T20">копии</text:span><text:span text:style-name="T20">)</text:span></text:p>
        </text:list-item>
        <text:list-item>
          <text:p text:style-name="P256"><text:span text:style-name="T20">по </text:span><text:span text:style-name="T20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soft-page-break/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<text:soft-page-break/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2077571804" text:style-name="L39">
        <text:list-item>
          <text:p text:style-name="P210">lesson.13.tar.bz2</text:p>
        </text:list-item>
      </text:list>
      <text:p text:style-name="P4"/>
      <text:p text:style-name="P14">Вопросы</text:p>
      <text:p text:style-name="P4"/>
      <text:list xml:id="list1352340354" text:style-name="L40">
        <text:list-item>
          <text:p text:style-name="P211">зачем нужны методы?</text:p>
        </text:list-item>
        <text:list-item>
          <text:p text:style-name="P211">что возвращает метод и как он это делает?</text:p>
        </text:list-item>
        <text:list-item>
          <text:p text:style-name="P211">сколько значений может вернуть метод в руби?</text:p>
        </text:list-item>
      </text:list>
      <text:list xml:id="list1097138157" text:style-name="L41">
        <text:list-item>
          <text:p text:style-name="P21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595105991" text:continue-list="list1352340354" text:style-name="L40">
        <text:list-item>
          <text:p text:style-name="P21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1">как взаимодействуют ОДНОИМЕННЫЕ переменные внутри метода с переменными вне этого метода?</text:p>
        </text:list-item>
        <text:list-item>
          <text:p text:style-name="P21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443504223" text:style-name="L42">
        <text:list-item>
          <text:p text:style-name="P213">как задать глобальную переменную (для данного скрипта)? -- $name @name или константа</text:p>
        </text:list-item>
      </text:list>
      <text:list xml:id="list2026170434" text:continue-list="list595105991" text:style-name="L40">
        <text:list-item>
          <text:p text:style-name="P211">можно ли определить метод, который не принимает никаких аргументов?</text:p>
        </text:list-item>
        <text:list-item>
          <text:p text:style-name="P211">как передаются аргументы в метод?</text:p>
        </text:list-item>
      </text:list>
      <text:list xml:id="list1831442682" text:style-name="L43">
        <text:list-item>
          <text:p text:style-name="P214">позиционно</text:p>
        </text:list-item>
        <text:list-item>
          <text:p text:style-name="P214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syn_mtag2ts_max_freq.2.rb</text:p>
      <text:p text:style-name="P55"/>
      <text:list xml:id="list1424150035" text:style-name="L44">
        <text:list-item>
          <text:p text:style-name="P215"><text:soft-page-break/>использует Array#max_by (см. также Array#max_by)</text:p>
        </text:list-item>
        <text:list-item>
          <text:p text:style-name="P21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933278880" text:style-name="L45">
        <text:list-item>
          <text:p text:style-name="P216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724048426" text:style-name="L46">
        <text:list-item>
          <text:p text:style-name="P217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349345542" text:style-name="L47">
        <text:list-item>
          <text:p text:style-name="P218">все сжато в одну операцию. так писать нельзя</text:p>
        </text:list-item>
        <text:list-item>
          <text:p text:style-name="P218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918303564" text:style-name="L48">
        <text:list-item>
          <text:p text:style-name="P219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835785487" text:style-name="L49">
        <text:list-item>
          <text:p text:style-name="P220">использует метод title?</text:p>
        </text:list-item>
        <text:list-item>
          <text:p text:style-name="P220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2106039809" text:style-name="L50">
        <text:list-item>
          <text:p text:style-name="P222">метод изменяет сам объект</text:p>
        </text:list-item>
        <text:list-item>
          <text:p text:style-name="P222">метод выполняет какое-то действие, результат которого не важен</text:p>
          <text:p text:style-name="P222"/>
        </text:list-item>
      </text:list>
      <text:p text:style-name="P52"><text:tab/>def greet(name)</text:p>
      <text:p text:style-name="P52"><text:tab/><text:tab/>puts “Hello, #{name}.”</text:p>
      <text:p text:style-name="P52"><text:tab/>end</text:p>
      <text:p text:style-name="P52"/>
      <text:p text:style-name="P52"><text:tab/>greet(“Zeus”)</text:p>
      <text:p text:style-name="P52"><text:soft-page-break/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/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><text:soft-page-break/></text:p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/>
      <text:p text:style-name="P122">Что делает метод step? </text:p>
      <text:p text:style-name="P122"><text:soft-page-break/></text:p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50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файл</text:p>
      <text:p text:style-name="P105"/>
      <text:p text:style-name="P105">reusability!</text:p>
      <text:p text:style-name="P105">абстрагирование</text:p>
      <text:p text:style-name="P105"><text:soft-page-break/></text:p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<text:soft-page-break/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/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/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<text:soft-page-break/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<text:soft-page-break/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801124130" text:continue-list="list2077571804" text:style-name="L39">
        <text:list-item>
          <text:p text:style-name="P210">lesson.15.tar.bz2</text:p>
        </text:list-item>
      </text:list>
      <text:p text:style-name="P4"/>
      <text:p text:style-name="P14">Вопросы</text:p>
      <text:p text:style-name="P106"/>
      <text:list xml:id="list1171533835" text:style-name="L51">
        <text:list-item>
          <text:p text:style-name="P262">какой/ие из методой более универсальны: upto/downto/step?</text:p>
        </text:list-item>
        <text:list-item>
          <text:p text:style-name="P26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2">как сделать методы еще более пригодными для повторного использования?</text:p>
        </text:list-item>
        <text:list-item>
          <text:p text:style-name="P262">как объявить модуль и методы в нем?</text:p>
        </text:list-item>
        <text:list-item>
          <text:p text:style-name="P261"><text:span text:style-name="T56">как использовать модуль? </text:span><text:span text:style-name="T56">– как загрузить модуль</text:span></text:p>
        </text:list-item>
        <text:list-item>
          <text:p text:style-name="P262">когда мы используем require, то что мы указываем, это имя файла или имя модуля?</text:p>
        </text:list-item>
        <text:list-item>
          <text:p text:style-name="P262">одно ли это и то же, использовать в команде require имя файла с расширением и без расширения?</text:p>
        </text:list-item>
        <text:list-item>
          <text:p text:style-name="P262">можно ли указывать в require путь к файлу? Нужно ли?</text:p>
        </text:list-item>
        <text:list-item>
          <text:p text:style-name="P26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50">неупорядоченная </text:span><text:span text:style-name="T50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&gt;&gt;&gt; не путать в %w{ ... } для задания массивов</text:p>
      <text:p text:style-name="P52"/>
      <text:p text:style-name="P52"><text:soft-page-break/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soft-page-break/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3">Д</text:span><text:span text:style-name="T63">ефолтные значения</text:span></text:p>
      <text:p text:style-name="P67"/>
      <text:p text:style-name="P52">Обращение к несуществующему ключу возвращает nil</text:p>
      <text:p text:style-name="P52"><text:soft-page-break/></text:p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><text:soft-page-break/></text:p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<text:soft-page-break/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817942198" text:style-name="L52">
        <text:list-item>
          <text:p text:style-name="P223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Другие возможности: Array#delete_at, Array#[1..-1]</text:p>
      <text:p text:style-name="P52"/>
      <text:p text:style-name="P67"><text:soft-page-break/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/>
      <text:p text:style-name="P52">см. lesson.16/test_hash_from_array</text:p>
      <text:p text:style-name="P52"/>
      <text:p text:style-name="P52">Преобразование хэша в массив</text:p>
      <text:p text:style-name="P52"><text:soft-page-break/></text:p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124779296" text:style-name="L53">
        <text:list-item>
          <text:p text:style-name="P224">lesson.17.tar.bz2</text:p>
        </text:list-item>
      </text:list>
      <text:list xml:id="list1607864584" text:continue-list="list1817942198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7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50">нисходящем</text:span> порядке по <text:span text:style-name="T50">численному</text:span> значению ключа.</text:p>
      <text:p text:style-name="P52"/>
      <text:p text:style-name="P52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51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51">|</text:span><text:span text:style-name="T51">key</text:span><text:span text:style-name="T51">, </text:span><text:span text:style-name="T51">val</text:span><text:span text:style-name="T51">|</text:span></text:p>
      <text:p text:style-name="P52"><text:tab/><text:span text:style-name="T51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51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&gt;&gt;&gt; так как: ee &lt; eni &lt; eno &lt; evi ...</text:p>
      <text:p text:style-name="P52"/>
      <text:p text:style-name="P52">ответ: hashsort/test_sort_6.rb</text:p>
      <text:p text:style-name="P52"/>
      <text:p text:style-name="P71"><text:soft-page-break/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/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<text:soft-page-break/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19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9">time -p user=0.24</text:p>
      <text:p text:style-name="P171"/>
      <text:p text:style-name="P171">finding_queries_2</text:p>
      <text:p text:style-name="P20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0">time -p user=2215.42 (36min) (на words.txt)</text:p>
      <text:p text:style-name="P200"/>
      <text:p text:style-name="P110">finding_queries_3</text:p>
      <text:p text:style-name="P201">решение основано на finding_queries_2, но итерирование происходит по массиву слов предложения.</text:p>
      <text:p text:style-name="P201">time -p user=1232.39 (20min) (на words.txt)</text:p>
      <text:p text:style-name="P171"/>
      <text:p text:style-name="P171">finding_queries_4</text:p>
      <text:p text:style-name="P197"><text:span text:style-name="T61">хорошее решение, использующее хэш вместо массива. итерирование по </text:span><text:soft-page-break/><text:span text:style-name="T61">словам предложения.</text:span></text:p>
      <text:p text:style-name="P198">time -p user=0.97 (1.5sec) (на words.txt)</text:p>
      <text:p text:style-name="P198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198">построение подстрок от заданной позиции, используя string[start, end]</text:p>
      <text:p text:style-name="P198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8">ответ: all_substrings_2</text:p>
      <text:p text:style-name="P171"/>
      <text:p text:style-name="P171">all_substrings_3</text:p>
      <text:p text:style-name="P202">генерация всех подстрок длин 3 из заданного слова, начиная от начала слова.</text:p>
      <text:p text:style-name="P20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571773418" text:style-name="L54">
        <text:list-item>
          <text:p text:style-name="P263"><text:span text:style-name="T4">lesson.1</text:span><text:span text:style-name="T4">9</text:span><text:span text:style-name="T4">.tar.bz2</text:span></text:p>
        </text:list-item>
        <text:list-item>
          <text:p text:style-name="P225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909718594" text:continue-numbering="true" text:style-name="L54">
        <text:list-item>
          <text:p text:style-name="P263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tab/>num = 12345</text:p>
      <text:p text:style-name="P52">чтобы получить разряд единиц (1234<text:span text:style-name="T1">5</text:span>)</text:p>
      <text:p text:style-name="P52"><text:soft-page-break/></text:p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4">% 100</text:span><text:span text:style-name="T64">0</text:span><text:span text:style-name="T64"> / 10</text:span><text:span text:style-name="T64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472828252" text:style-name="L55">
        <text:list-item>
          <text:p text:style-name="P22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498676259" text:style-name="L56">
        <text:list-item>
          <text:p text:style-name="P22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0">Шаг 2. </text:span><text:span text:style-name="T20">Работает ли сортировка для тесткейса #2?</text:span><text:span text:style-name="T20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3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249120940" text:continue-list="list1909718594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5">ß</text:span> --&gt; SS но не всякое SS -&gt; <text:span text:style-name="T65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/>
      <text:p text:style-name="P52">&gt; require 'unicode_utils'</text:p>
      <text:p text:style-name="P52"><text:soft-page-break/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><text:soft-page-break/></text:p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<text:soft-page-break/>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60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><text:soft-page-break/></text:p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/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<text:soft-page-break/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987095898" text:continue-numbering="true" text:style-name="L54">
        <text:list-item>
          <text:p text:style-name="P225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3">Some things to think about when choosing between these mechanisms are:</text:p>
            <text:list xml:id="list2104276806" text:style-name="L57">
              <text:list-item>
                <text:p text:style-name="P295">Do you just want stdout or do you need stderr as well? or even separated out? </text:p>
              </text:list-item>
              <text:list-item>
                <text:p text:style-name="P295">How big is your output? Do you want to hold the entire result in memory? </text:p>
              </text:list-item>
              <text:list-item>
                <text:p text:style-name="P295">Do you want to read some of your output while the subprocess is still running? </text:p>
              </text:list-item>
              <text:list-item>
                <text:p text:style-name="P295">Do you need result codes? </text:p>
              </text:list-item>
              <text:list-item>
                <text:p text:style-name="P296">Do you need a ruby object that represents the process and lets you kill it on demand? </text:p>
              </text:list-item>
            </text:list>
            <text:p text:style-name="P20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60"><text:tab/>IO</text:span>.<text:span text:style-name="T60">popen</text:span>("date") { <text:span text:style-name="T60">|</text:span><text:span text:style-name="T60">io</text:span><text:span text:style-name="T60">|</text:span> <text:span text:style-name="T60">puts</text:span> <text:span text:style-name="T60">io</text:span>.<text:span text:style-name="T60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0"><text:tab/></text:span><text:span text:style-name="T60">io = </text:span><text:span text:style-name="T60">IO</text:span>.<text:span text:style-name="T60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660861488" text:style-name="L58">
        <text:list-item>
          <text:p text:style-name="P22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8">какие способы позволяют забрать выход выполненной программы? - `cmd`, <text:s/>%x{cmd}, IO.popen</text:p>
        </text:list-item>
        <text:list-item>
          <text:p text:style-name="P22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8">Годиться ли IO.popen для запуска только лишь одиночных команд? – нет, и для пайпов тоже</text:p>
        </text:list-item>
        <text:list-item>
          <text:p text:style-name="P228">Как передать данные на вход команде/пайпу, открытому при помощи IO.popen – IO#puts</text:p>
        </text:list-item>
        <text:list-item>
          <text:p text:style-name="P26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8"><text:s/>Как бороться с буферизацией? – stdbuf, --flush</text:p>
        </text:list-item>
        <text:list-item>
          <text:p text:style-name="P22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8">Какие режимы открывания файла/пайпа есть - r, w, a и r+, w+, a+</text:p>
        </text:list-item>
        <text:list-item>
          <text:p text:style-name="P228">чем отличается w от a?</text:p>
        </text:list-item>
        <text:list-item>
          <text:p text:style-name="P228">Как нужно открыть пайп, чтобы иметь возможность как писать в него, так и читать? – r+ или w+</text:p>
        </text:list-item>
        <text:list-item>
          <text:p text:style-name="P228">В чем отличие r+ от w+ – при открытии файла, r+ ругнется, если файла нет. w+ просто его создаст</text:p>
        </text:list-item>
        <text:list-item>
          <text:p text:style-name="P22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132995210" text:style-name="L59">
        <text:list-item>
          <text:p text:style-name="P229">еще раз рассказать, что assign_properties необязателен (изменен слайд 175)</text:p>
        </text:list-item>
        <text:list-item>
          <text:p text:style-name="P229">разбор assign_properties</text:p>
        </text:list-item>
        <text:list-item>
          <text:p text:style-name="P229">разобрать скрипт verticalize</text:p>
        </text:list-item>
        <text:list-item>
          <text:p text:style-name="P229">объяснить: word, *tmp, tag = line.split</text:p>
        </text:list-item>
        <text:list-item>
          <text:p text:style-name="P229"><text:soft-page-break/>реализовать restore_spaces (slide 178). показать, как его тестировать на исходном train.vert с эталонными тегами.</text:p>
          <text:p text:style-name="P229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9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9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6"><text:tab/>IO.popen([</text:span><text:span text:style-name="T67">env</text:span>,] cmd, mode="r" [, opt])</text:p>
      <text:p text:style-name="P2"/>
      <text:p text:style-name="P16"><text:span text:style-name="T59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98433526" text:style-name="L60">
        <text:list-item>
          <text:p text:style-name="P26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2094049128" text:style-name="L61">
        <text:list-item>
          <text:p text:style-name="P26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31"><text:span text:style-name="Source_20_Text"><text:span text:style-name="T58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8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91705295" text:style-name="L62">
        <text:list-item>
          <text:p text:style-name="P267"><text:span text:style-name="Source_20_Text"><text:span text:style-name="T5">lesson.29.tar.bz2</text:span></text:span></text:p>
          <text:p text:style-name="P267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oft-page-break/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881758186" text:continue-numbering="true" text:style-name="L62">
        <text:list-item>
          <text:p text:style-name="P268"><text:span text:style-name="Source_20_Text"><text:span text:style-name="T4">lesson.30.tar.bz2 (тест)</text:span></text:span></text:p>
        </text:list-item>
        <text:list-item>
          <text:p text:style-name="P268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8">Переделайте пример выше так, чтобы одна из скобок стала незахватывающей</text:span></text:span><text:span text:style-name="Source_20_Text"><text:span text:style-name="T69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oft-page-break/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9">m i x</text:span></text:span><text:span text:style-name="Source_20_Text"><text:span text:style-name="T5"> (NB: опция </text:span></text:span><text:span text:style-name="Source_20_Text"><text:span text:style-name="T19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8">Можно ли выключить опцию для конкретной скобки? </text:span></text:span><text:span text:style-name="Source_20_Text"><text:span text:style-name="T69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8"><text:tab/>&gt; "apple".match /(?:PP)l/i</text:span></text:span></text:p>
      <text:p text:style-name="Standard"><text:span text:style-name="Source_20_Text"><text:span text:style-name="T69"><text:tab/></text:span></text:span><text:span text:style-name="Source_20_Text"><text:span text:style-name="T68">&gt; "apple".match</text:span></text:span></text:p>
      <text:p text:style-name="Standard"><text:span text:style-name="Source_20_Text"><text:span text:style-name="T68"/></text:span></text:p>
      <text:p text:style-name="Standard"><text:span text:style-name="Source_20_Text"><text:span text:style-name="T68">Ответ:</text:span></text:span></text:p>
      <text:p text:style-name="Standard"><text:span text:style-name="Source_20_Text"><text:span text:style-name="T68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8">Что заметчит следующее РВ? И почему</text:span></text:span><text:span text:style-name="Source_20_Text"><text:span text:style-name="T69"> (опишите словами или подчеркните в </text:span></text:span><text:span text:style-name="Source_20_Text"><text:span text:style-name="T68">str</text:span></text:span><text:span text:style-name="Source_20_Text"><text:span text:style-name="T69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8">lesson.30/test_re_13</text:span></text:span><text:span text:style-name="Source_20_Text"><text:span text:style-name="T69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7">Ответ:</text:span></text:span></text:p>
      <text:p text:style-name="P185"><text:span text:style-name="Source_20_Text"><text:span text:style-name="T57"><text:tab/>1) /[A-Z]/ метчит “S”</text:span></text:span></text:p>
      <text:p text:style-name="P185"><text:span text:style-name="Source_20_Text"><text:span text:style-name="T57"><text:tab/>2) пробелы вокруг .+ игнорируются, так как включени режим /x</text:span></text:span></text:p>
      <text:p text:style-name="P185"><text:span text:style-name="Source_20_Text"><text:span text:style-name="T57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7"><text:tab/>4) [A-Z] метчит “C”</text:span></text:span></text:p>
      <text:p text:style-name="P185"><text:span text:style-name="Source_20_Text"><text:span text:style-name="T57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3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oft-page-break/><text:span text:style-name="Source_20_Text"><text:span text:style-name="T32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430418523" text:style-name="L63">
        <text:list-item>
          <text:p text:style-name="P230">простая - вызывает себя непосредственно</text:p>
        </text:list-item>
        <text:list-item>
          <text:p text:style-name="P23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1">родитель </text:span></text:span><text:span text:style-name="Source_20_Text"><text:span text:style-name="T38">-&gt; </text:span></text:span><text:span text:style-name="Source_20_Text"><text:span text:style-name="T31">дочерние узлы, дочерние узлы в свою очередь являются родительскими для других узлов</text:span></text:span></text:p>
      <text:list xml:id="list919314155" text:continue-numbering="true" text:style-name="L63">
        <text:list-header>
          <text:p text:style-name="P283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265691877" text:style-name="L64">
        <text:list-item>
          <text:p text:style-name="P231">функция задана для некоторого начального значения a (base case)</text:p>
        </text:list-item>
        <text:list-item>
          <text:p text:style-name="P23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31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31">Вычисление a^5</text:span></text:span></text:p>
      <text:p text:style-name="P188"><text:span text:style-name="Source_20_Text"><text:span text:style-name="T18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oft-page-break/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8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31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31"/></text:span></text:p>
      <text:p text:style-name="P124"><text:span text:style-name="Source_20_Text"><text:span text:style-name="T34">Разделяй и властвуй</text:span></text:span><text:span text:style-name="Source_20_Text"><text:span text:style-name="T33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3"/></text:span></text:p>
      <text:p text:style-name="P124"><text:span text:style-name="Source_20_Text"><text:span text:style-name="T31">Backward recursion - от большей задачи через меньшие задачи мы приходим к base case.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31">f(n) = a^n для n&gt;=0</text:span></text:span></text:p>
      <text:p text:style-name="P124"><text:span text:style-name="Source_20_Text"><text:span text:style-name="T18"/></text:span></text:p>
      <text:p text:style-name="P2"><text:s text:c="5"/>{ <text:s text:c="2"/>f(0) = 1</text:p>
      <text:p text:style-name="P124"><text:span text:style-name="Source_20_Text"><text:span text:style-name="T31"><text:s text:c="5"/>{ <text:s text:c="2"/>f(k) = a * f(k-1)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31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18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ext:soft-page-break/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oft-page-break/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8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7">Задания</text:span></text:span></text:p>
      <text:p text:style-name="P185"><text:span text:style-name="Source_20_Text"><text:span text:style-name="T17"/></text:span></text:p>
      <text:list xml:id="list15444574071" text:style-name="WWNum72">
        <text:list-header>
          <text:p text:style-name="P277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6">TODO: здесь заканчивается презентация</text:span></text:span></text:p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</text:p>
      <text:p text:style-name="P52">&gt;&gt;&gt; Перерисовать ее сверху вниз, чтобы было похоже на трассировку рекурсии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/>
      <text:p text:style-name="P52">Рекурсия - дорогая операция:</text:p>
      <text:list xml:id="list1164164596" text:style-name="L65">
        <text:list-item>
          <text:p text:style-name="P232">каждый stack frame требует памяти</text:p>
        </text:list-item>
        <text:list-item>
          <text:p text:style-name="P232">создание stack frame требует времени</text:p>
        </text:list-item>
      </text:list>
      <text:p text:style-name="P124"><text:span text:style-name="Source_20_Text"><text:span text:style-name="T25"/></text:span></text:p>
      <text:p text:style-name="P185"><text:soft-page-break/><text:span text:style-name="Source_20_Text"><text:span text:style-name="T17">Хвостов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/></text:span></text:p>
      <text:p text:style-name="P185"><text:span text:style-name="Source_20_Text"><text:span text:style-name="T17">Другие задания</text:span></text:span></text:p>
      <text:p text:style-name="P185"><text:span text:style-name="Source_20_Text"><text:span text:style-name="T17"/></text:span></text:p>
      <text:list xml:id="list1620724551" text:continue-list="list15444574071" text:style-name="WWNum72">
        <text:list-item>
          <text:p text:style-name="P284"><text:span text:style-name="Source_20_Text"><text:span text:style-name="T15">power используя прямую рекурсию</text:span></text:span></text:p>
        </text:list-item>
        <text:list-item>
          <text:p text:style-name="P284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4"><text:span text:style-name="Source_20_Text"><text:span text:style-name="T15">зашифровать строку, сдвинув каждый символ на две позиции вправо по алфавиту (шифр юлия цезаря)</text:span></text:span></text:p>
        </text:list-item>
        <text:list-item>
          <text:p text:style-name="P284"><text:span text:style-name="Source_20_Text"><text:span text:style-name="T15"><text:s/>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4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4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4"><text:span text:style-name="Source_20_Text"><text:span text:style-name="T15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4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4"><text:span text:style-name="Source_20_Text"><text:span text:style-name="T15">detecting palindromes: a palindrome is if the 1st letter equal the last letter and 2) the inner part is a palindome as well</text:span></text:span></text:p>
        </text:list-item>
        <text:list-item>
          <text:p text:style-name="P284"><text:span text:style-name="Source_20_Text"><text:span text:style-name="T15">Взаимная рекурсия: как определить, что число четное. см http://cs.stanford.edu/people/eroberts/courses/cs106b/chapters/05-intro-to-recursion.pdf Число четное, если числе перед ним - нечетное. число 0 - четное. нужны две функции, odd? even?</text:span></text:span></text:p>
        </text:list-item>
        <text:list-item>
          <text:p text:style-name="P284"><text:span text:style-name="Source_20_Text"><text:span text:style-name="T15">судоку, рекурсивно перебором</text:span></text:span></text:p>
        </text:list-item>
        <text:list-item>
          <text:p text:style-name="P284"><text:span text:style-name="Source_20_Text"><text:span text:style-name="T15">задача о расстановке 4 ферзей, рекурсивно перебором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4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Метод Hash#delete позволяет удалить один элемент (изменяется сам объект!)</text:p>
      <text:p text:style-name="P52"/>
      <text:p text:style-name="P52"><text:soft-page-break/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Антоним метода reject:</text:p>
      <text:list xml:id="list347783855" text:style-name="L66">
        <text:list-item>
          <text:p text:style-name="P257"><text:span text:style-name="T20">select!/keep_if – изменяют и</text:span>сх<text:span text:style-name="T20">одный объ</text:span>ек<text:span text:style-name="T20">т</text:span></text:p>
        </text:list-item>
        <text:list-item>
          <text:p text:style-name="P257"><text:span text:style-name="T20">select в</text:span>о<text:span text:style-name="T20">звращает новый объект</text:span></text:p>
        </text:list-item>
      </text:list>
      <text:p text:style-name="P88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776979383" text:style-name="L67">
        <text:list-item>
          <text:p text:style-name="P258">унарная оператор – оператор, принимающий один аргумент (операнд)</text:p>
        </text:list-item>
        <text:list-item>
          <text:p text:style-name="P258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272051236" text:style-name="L68">
        <text:list-item>
          <text:p text:style-name="P259">двоичное смещение вправо: 10 &gt;&gt; 1 #=&gt; 5 равноценно делению на 2</text:p>
        </text:list-item>
        <text:list-item>
          <text:p text:style-name="P259">двоичное смещение влево: 10 &lt;&lt; 2 #= &gt; 40 равноценно умножению на 4</text:p>
          <text:p text:style-name="P260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3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3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9"><text:span text:style-name="Source_20_Text"><text:span text:style-name="T41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8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41">!!! задание: попробовать в irb. Измениться ли значение переменной a ?</text:span></text:span></text:p>
      <text:p text:style-name="P99"><text:span text:style-name="Source_20_Text"><text:span text:style-name="T41"/></text:span></text:p>
      <text:p text:style-name="P148"><text:span text:style-name="Source_20_Text"><text:span text:style-name="T41">a ||= 2</text:span></text:span></text:p>
      <text:p text:style-name="P139"><text:span text:style-name="Source_20_Text"><text:span text:style-name="T21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04T10:50:22</dc:date>
    <meta:editing-duration>P14DT15H47M59S</meta:editing-duration>
    <meta:editing-cycles>1624</meta:editing-cycles>
    <dc:creator>Nikolai Krot</dc:creator>
    <meta:document-statistic meta:table-count="52" meta:image-count="0" meta:object-count="0" meta:page-count="123" meta:paragraph-count="3426" meta:word-count="19296" meta:character-count="121508" meta:non-whitespace-character-count="113821"/>
  </office:meta>
</office:document-meta>
</file>